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7506401902817196333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2"><text:span text:style-name="T2">Times and paces for the runs: 15:11 (10:07/mile), 13:50 (9:13/mile), 13:04 (8:43/mi)</text:span>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11"><text:soft-page-break/>Sat Aug 24, 2019 <text:span text:style-name="T1">5.5 miles</text:span></text:p>
      <text:p text:style-name="P11">I ran with our running group in Greendale Cemetery. <text:s/>Six of us ran. </text:p>
      <text:p text:style-name="P12">Warmup: <text:s/><text:span text:style-name="T2">1 mile including ¼ mile up to top of Limber Rd in 2:44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2"><text:span text:style-name="T2">We did the same workout on August 3, three weeks ago.</text:span></text:p>
      <text:p text:style-name="P12"><text:span text:style-name="T2">Today's times: 14:33 (9:42/mile), <text:s text:c="2"/>13:56 (9:17/mile), 12:59 (8:39/mi)</text:span></text:p>
      <text:p text:style-name="P12"><text:span text:style-name="T2">Aug 3</text:span><text:span text:style-name="T5">rd</text:span><text:span text:style-name="T2"> times: 15:11 (10:07/mile), 13:50 (9:13/mile), 13:04 (8:43/mi)</text:span></text:p>
      <text:p text:style-name="P11"><text:span text:style-name="T2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24T09:55:58.97</dc:date>
    <dc:creator>James  Lombardi</dc:creator>
    <meta:editing-duration>PT18H40M44S</meta:editing-duration>
    <meta:editing-cycles>86</meta:editing-cycles>
    <meta:generator>OpenOffice/4.1.2$Win32 OpenOffice.org_project/412m3$Build-9782</meta:generator>
    <meta:document-statistic meta:table-count="0" meta:image-count="0" meta:object-count="0" meta:page-count="17" meta:paragraph-count="416" meta:word-count="4431" meta:character-count="22124"/>
  </office:meta>
</office:document-meta>
</file>